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Standard">
      <style:paragraph-properties fo:margin-left="0cm" fo:margin-right="0.132cm" fo:margin-top="0cm" fo:margin-bottom="0cm" fo:text-indent="0cm" style:auto-text-indent="false" fo:padding="0cm" fo:border="none"/>
      <style:text-properties style:font-name="Arial" fo:font-size="12pt" style:font-size-asian="12pt" style:font-size-complex="12pt"/>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style>
    <style:style style:name="P4"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5"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6"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7"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8"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9"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Arial" fo:font-size="12pt" style:font-size-asian="12pt" style:font-size-complex="12pt"/>
    </style:style>
    <style:style style:name="P10" style:family="paragraph" style:parent-style-name="Text_20_body" style:list-style-name="L1">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1" style:family="paragraph" style:parent-style-name="Text_20_body" style:list-style-name="L2">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2" style:family="paragraph" style:parent-style-name="Text_20_body" style:list-style-name="L3">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3" style:family="paragraph" style:parent-style-name="Text_20_body" style:list-style-name="L4">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4" style:family="paragraph" style:parent-style-name="Text_20_body" style:list-style-name="L5">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T1" style:family="text">
      <style:text-properties style:font-name="Inter" fo:font-size="10.5pt" fo:letter-spacing="normal" fo:font-weight="normal"/>
    </style:style>
    <style:style style:name="T2" style:family="text">
      <style:text-properties fo:font-size="10.5pt" fo:letter-spacing="normal" fo:font-weight="normal"/>
    </style:style>
    <style:style style:name="T3" style:family="text">
      <style:text-properties style:font-name="Arial" fo:font-size="10.5pt" fo:letter-spacing="normal" fo:font-weight="normal"/>
    </style:style>
    <style:style style:name="T4" style:family="text">
      <style:text-properties style:font-name="Arial" fo:letter-spacing="normal" fo:font-weight="normal"/>
    </style:style>
    <style:style style:name="T5" style:family="text">
      <style:text-properties style:font-name="Arial" fo:font-size="12pt" fo:letter-spacing="normal" fo:font-weight="normal" style:font-size-asian="12pt" style:font-size-complex="12pt"/>
    </style:style>
    <style:style style:name="T6" style:family="text">
      <style:text-properties fo:background-color="#ffff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p>
      <text:section text:style-name="Sect1" text:name="3875">
        <text:p text:style-name="P3"><text:span text:style-name="Strong_20_Emphasis"><text:span text:style-name="T5">Which type of firewall is designed to protect HTTP applications?</text:span></text:span></text:p>
        <text:p text:style-name="P3"><text:span text:style-name="Strong_20_Emphasis"><text:span text:style-name="T5"/></text:span></text:p>
        <text:list xml:id="list5362520793744890168" text:style-name="L1">
          <text:list-item>
            <text:p text:style-name="P4">A stateless firewall</text:p>
          </text:list-item>
          <text:list-item>
            <text:p text:style-name="P4">A web application firewall<text:tab/><text:tab/><text:tab/><text:tab/><text:span text:style-name="T6">rigth</text:span></text:p>
            <text:p text:style-name="P10">Comments: A web application firewall (WAF) is designed to keep HTTP applications safe. It applies rules to an HTTP interaction to prevent attacks from occurring frequently.</text:p>
          </text:list-item>
          <text:list-item>
            <text:p text:style-name="P4">A stateful firewall</text:p>
          </text:list-item>
          <text:list-item>
            <text:p text:style-name="P4">All of the above</text:p>
          </text:list-item>
        </text:list>
        <text:p text:style-name="P9">Score: 0.30</text:p>
      </text:section>
      <text:section text:style-name="Sect1" text:name="3876">
        <text:p text:style-name="P2">2)</text:p>
        <text:p text:style-name="P3"><text:span text:style-name="Strong_20_Emphasis"><text:span text:style-name="T5">What would you use if you only want to detect anomalous network behavior?</text:span></text:span></text:p>
        <text:p text:style-name="P3"><text:span text:style-name="Strong_20_Emphasis"><text:span text:style-name="T5"/></text:span></text:p>
        <text:list xml:id="list3285651007256769621" text:style-name="L2">
          <text:list-item>
            <text:p text:style-name="P5">IPS</text:p>
          </text:list-item>
          <text:list-item>
            <text:p text:style-name="P5">IDS<text:tab/><text:tab/><text:tab/><text:tab/><text:tab/><text:tab/><text:span text:style-name="T6">rigth</text:span></text:p>
            <text:p text:style-name="P11">Comments: IDS is in charge of detecting and analyzing network events for indicators of possible security incidents or breaches without taking any action.</text:p>
          </text:list-item>
        </text:list>
        <text:p text:style-name="P9">Score: 0.30</text:p>
      </text:section>
      <text:section text:style-name="Sect1" text:name="3877">
        <text:p text:style-name="P2">3)</text:p>
        <text:p text:style-name="P3"><text:span text:style-name="Strong_20_Emphasis"><text:span text:style-name="T5">Which security mechanism would you use to detect and block malware based on its signature?</text:span></text:span></text:p>
        <text:p text:style-name="P3"><text:span text:style-name="Strong_20_Emphasis"><text:span text:style-name="T5"/></text:span></text:p>
        <text:list xml:id="list1243507491655027855" text:style-name="L3">
          <text:list-item>
            <text:p text:style-name="P6">Honeypot</text:p>
          </text:list-item>
          <text:list-item>
            <text:p text:style-name="P6">SIEM</text:p>
          </text:list-item>
          <text:list-item>
            <text:p text:style-name="P6">Firewall</text:p>
          </text:list-item>
          <text:list-item>
            <text:p text:style-name="P6">Antivirus<text:tab/><text:tab/><text:tab/><text:tab/><text:span text:style-name="T6">rigth</text:span></text:p>
            <text:p text:style-name="P12">Comments: Antivirus primary goals include scanning, detecting, and removing malware from your devices.</text:p>
          </text:list-item>
        </text:list>
        <text:p text:style-name="P9">Score: 0.30</text:p>
      </text:section>
      <text:section text:style-name="Sect1" text:name="3878">
        <text:p text:style-name="P2">4)</text:p>
        <text:p text:style-name="P3"><text:span text:style-name="Strong_20_Emphasis"><text:span text:style-name="T5">Which is the area where services are exposed to the network without a security layer for protection?</text:span></text:span></text:p>
        <text:p text:style-name="P3"><text:span text:style-name="Strong_20_Emphasis"><text:span text:style-name="T5"/></text:span></text:p>
        <text:list xml:id="list1002732713934622552" text:style-name="L4">
          <text:list-item>
            <text:p text:style-name="P7">IDS</text:p>
          </text:list-item>
          <text:list-item>
            <text:p text:style-name="P7">IPS</text:p>
          </text:list-item>
          <text:list-item>
            <text:p text:style-name="P7">Network</text:p>
          </text:list-item>
          <text:list-item>
            <text:p text:style-name="P7">DMZ<text:tab/><text:tab/><text:tab/><text:tab/><text:tab/><text:tab/><text:tab/><text:span text:style-name="T6">rigth</text:span></text:p>
            <text:p text:style-name="P13">Comments: A DMZ (“demilitarized zone”) in network security is a subnetwork containing services that are openly exposed in the internet without any intervening security layer (such as firewall). Its main purpose is to add another layer of security to an organization’s network.</text:p>
          </text:list-item>
        </text:list>
        <text:p text:style-name="P9">Score: 0.30</text:p>
      </text:section>
      <text:section text:style-name="Sect1" text:name="3879">
        <text:p text:style-name="P2"><text:soft-page-break/>5)</text:p>
        <text:p text:style-name="P3"><text:span text:style-name="Strong_20_Emphasis"><text:span text:style-name="T5">Which of the following mechanisms is used to collect and monitor all network events in a centralized</text:span></text:span></text:p>
        <text:p text:style-name="P3"><text:span text:style-name="Strong_20_Emphasis"><text:span text:style-name="T5"><text:s/>location?</text:span></text:span></text:p>
        <text:list xml:id="list3272259067090634039" text:style-name="L5">
          <text:list-item>
            <text:p text:style-name="P8">IDS</text:p>
          </text:list-item>
          <text:list-item>
            <text:p text:style-name="P8">SIEM<text:tab/><text:tab/><text:tab/><text:tab/><text:span text:style-name="T6">rigth</text:span></text:p>
            <text:p text:style-name="P14">Comments: SIEM collects data from multiple systems across an organization's network and centralizes it into a single location to allow threat management, detection, and log gathering capabilities.</text:p>
          </text:list-item>
          <text:list-item>
            <text:p text:style-name="P8">IPS</text:p>
          </text:list-item>
          <text:list-item>
            <text:p text:style-name="P8">DMZ</text:p>
          </text:list-item>
        </text:list>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0.767cm" fo:margin-bottom="1.997cm" fo:margin-left="1.138cm" fo:margin-right="1.12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35S</meta:editing-duration>
    <meta:editing-cycles>3</meta:editing-cycles>
    <meta:generator>OpenOffice/4.1.14$Win32 OpenOffice.org_project/4114m1$Build-9811</meta:generator>
    <dc:date>2023-11-22T12:57:34.13</dc:date>
    <meta:document-statistic meta:table-count="0" meta:image-count="0" meta:object-count="0" meta:page-count="2" meta:paragraph-count="38" meta:word-count="273" meta:character-count="1608"/>
    <dc:creator>kaos sevdalisi</dc:creator>
    <meta:user-defined meta:name="Info 1"/>
    <meta:user-defined meta:name="Info 2"/>
    <meta:user-defined meta:name="Info 3"/>
    <meta:user-defined meta:name="Info 4"/>
  </office:meta>
</office:document-meta>
</file>